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3.429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entdat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number-columns-repeated="1637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father_name</text:p>
          </table:table-cell>
          <table:table-cell office:value-type="string" table:style-name="ce1">
            <text:p>mob_no</text:p>
          </table:table-cell>
          <table:table-cell office:value-type="string" table:style-name="ce1">
            <text:p>class</text:p>
          </table:table-cell>
          <table:table-cell office:value-type="string" table:style-name="ce2">
            <text:p>test_date</text:p>
          </table:table-cell>
          <table:table-cell office:value-type="string" table:style-name="ce1">
            <text:p>marks</text:p>
          </table:table-cell>
          <table:table-cell office:value-type="string" table:style-name="ce1">
            <text:p>ran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it</text:p>
          </table:table-cell>
          <table:table-cell office:value-type="string" table:style-name="ce1">
            <text:p>Avantika</text:p>
          </table:table-cell>
          <table:table-cell office:value-type="float" office:value="7334588579" table:formula="of:=RANDBETWEEN(6000000000;9999999999)" table:style-name="ce1">
            <text:p>7334588579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05T00:00:00" table:style-name="ce2">
            <text:p>05/11/2018</text:p>
          </table:table-cell>
          <table:table-cell office:value-type="float" office:value="137" table:formula="of:=RANDBETWEEN(100;360)" table:style-name="ce1">
            <text:p>137</text:p>
          </table:table-cell>
          <table:table-cell office:value-type="float" office:value="249" table:formula="of:=RANDBETWEEN(1;500)" table:style-name="ce1">
            <text:p>2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vi</text:p>
          </table:table-cell>
          <table:table-cell office:value-type="string" table:style-name="ce1">
            <text:p>Ajeet</text:p>
          </table:table-cell>
          <table:table-cell office:value-type="float" office:value="6482213274" table:formula="of:=RANDBETWEEN(6000000000;9999999999)" table:style-name="ce1">
            <text:p>6482213274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06T00:00:00" table:style-name="ce2">
            <text:p>06/11/2018</text:p>
          </table:table-cell>
          <table:table-cell office:value-type="float" office:value="126" table:formula="of:=RANDBETWEEN(100;360)" table:style-name="ce1">
            <text:p>126</text:p>
          </table:table-cell>
          <table:table-cell office:value-type="float" office:value="66" table:formula="of:=RANDBETWEEN(1;500)" table:style-name="ce1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shan</text:p>
          </table:table-cell>
          <table:table-cell office:value-type="string" table:style-name="ce1">
            <text:p>Albert</text:p>
          </table:table-cell>
          <table:table-cell office:value-type="float" office:value="6062749841" table:formula="of:=RANDBETWEEN(6000000000;9999999999)" table:style-name="ce1">
            <text:p>6062749841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1-07T00:00:00" table:style-name="ce2">
            <text:p>07/11/2018</text:p>
          </table:table-cell>
          <table:table-cell office:value-type="float" office:value="152" table:formula="of:=RANDBETWEEN(100;360)" table:style-name="ce1">
            <text:p>152</text:p>
          </table:table-cell>
          <table:table-cell office:value-type="float" office:value="5" table:formula="of:=RANDBETWEEN(1;500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gar</text:p>
          </table:table-cell>
          <table:table-cell office:value-type="string" table:style-name="ce1">
            <text:p>Upasana</text:p>
          </table:table-cell>
          <table:table-cell office:value-type="float" office:value="6431143798" table:formula="of:=RANDBETWEEN(6000000000;9999999999)" table:style-name="ce1">
            <text:p>6431143798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1-08T00:00:00" table:style-name="ce2">
            <text:p>08/11/2018</text:p>
          </table:table-cell>
          <table:table-cell office:value-type="float" office:value="242" table:formula="of:=RANDBETWEEN(100;360)" table:style-name="ce1">
            <text:p>242</text:p>
          </table:table-cell>
          <table:table-cell office:value-type="float" office:value="345" table:formula="of:=RANDBETWEEN(1;500)" table:style-name="ce1">
            <text:p>3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jat</text:p>
          </table:table-cell>
          <table:table-cell office:value-type="string" table:style-name="ce1">
            <text:p>Usha</text:p>
          </table:table-cell>
          <table:table-cell office:value-type="float" office:value="8185316645" table:formula="of:=RANDBETWEEN(6000000000;9999999999)" table:style-name="ce1">
            <text:p>8185316645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09T00:00:00" table:style-name="ce2">
            <text:p>09/11/2018</text:p>
          </table:table-cell>
          <table:table-cell office:value-type="float" office:value="281" table:formula="of:=RANDBETWEEN(100;360)" table:style-name="ce1">
            <text:p>281</text:p>
          </table:table-cell>
          <table:table-cell office:value-type="float" office:value="444" table:formula="of:=RANDBETWEEN(1;500)" table:style-name="ce1">
            <text:p>4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nkar</text:p>
          </table:table-cell>
          <table:table-cell office:value-type="string" table:style-name="ce1">
            <text:p>Mustafa</text:p>
          </table:table-cell>
          <table:table-cell office:value-type="float" office:value="8786608126" table:formula="of:=RANDBETWEEN(6000000000;9999999999)" table:style-name="ce1">
            <text:p>8786608126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10T00:00:00" table:style-name="ce2">
            <text:p>10/11/2018</text:p>
          </table:table-cell>
          <table:table-cell office:value-type="float" office:value="119" table:formula="of:=RANDBETWEEN(100;360)" table:style-name="ce1">
            <text:p>119</text:p>
          </table:table-cell>
          <table:table-cell office:value-type="float" office:value="474" table:formula="of:=RANDBETWEEN(1;500)" table:style-name="ce1">
            <text:p>4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wati</text:p>
          </table:table-cell>
          <table:table-cell office:value-type="string" table:style-name="ce1">
            <text:p>Afreen</text:p>
          </table:table-cell>
          <table:table-cell office:value-type="float" office:value="6060992656" table:formula="of:=RANDBETWEEN(6000000000;9999999999)" table:style-name="ce1">
            <text:p>6060992656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1-11T00:00:00" table:style-name="ce2">
            <text:p>11/11/2018</text:p>
          </table:table-cell>
          <table:table-cell office:value-type="float" office:value="337" table:formula="of:=RANDBETWEEN(100;360)" table:style-name="ce1">
            <text:p>337</text:p>
          </table:table-cell>
          <table:table-cell office:value-type="float" office:value="459" table:formula="of:=RANDBETWEEN(1;500)" table:style-name="ce1">
            <text:p>4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gwati</text:p>
          </table:table-cell>
          <table:table-cell office:value-type="string" table:style-name="ce1">
            <text:p>Sukriti</text:p>
          </table:table-cell>
          <table:table-cell office:value-type="float" office:value="9486638853" table:formula="of:=RANDBETWEEN(6000000000;9999999999)" table:style-name="ce1">
            <text:p>9486638853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12T00:00:00" table:style-name="ce2">
            <text:p>12/11/2018</text:p>
          </table:table-cell>
          <table:table-cell office:value-type="float" office:value="295" table:formula="of:=RANDBETWEEN(100;360)" table:style-name="ce1">
            <text:p>295</text:p>
          </table:table-cell>
          <table:table-cell office:value-type="float" office:value="393" table:formula="of:=RANDBETWEEN(1;500)" table:style-name="ce1">
            <text:p>3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meli</text:p>
          </table:table-cell>
          <table:table-cell office:value-type="string" table:style-name="ce1">
            <text:p>Baldev</text:p>
          </table:table-cell>
          <table:table-cell office:value-type="float" office:value="6796784181" table:formula="of:=RANDBETWEEN(6000000000;9999999999)" table:style-name="ce1">
            <text:p>6796784181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13T00:00:00" table:style-name="ce2">
            <text:p>13/11/2018</text:p>
          </table:table-cell>
          <table:table-cell office:value-type="float" office:value="157" table:formula="of:=RANDBETWEEN(100;360)" table:style-name="ce1">
            <text:p>157</text:p>
          </table:table-cell>
          <table:table-cell office:value-type="float" office:value="485" table:formula="of:=RANDBETWEEN(1;500)" table:style-name="ce1">
            <text:p>4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aan</text:p>
          </table:table-cell>
          <table:table-cell office:value-type="string" table:style-name="ce1">
            <text:p>Koushtubh</text:p>
          </table:table-cell>
          <table:table-cell office:value-type="float" office:value="9928029927" table:formula="of:=RANDBETWEEN(6000000000;9999999999)" table:style-name="ce1">
            <text:p>9928029927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14T00:00:00" table:style-name="ce2">
            <text:p>14/11/2018</text:p>
          </table:table-cell>
          <table:table-cell office:value-type="float" office:value="125" table:formula="of:=RANDBETWEEN(100;360)" table:style-name="ce1">
            <text:p>125</text:p>
          </table:table-cell>
          <table:table-cell office:value-type="float" office:value="18" table:formula="of:=RANDBETWEEN(1;500)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rmila</text:p>
          </table:table-cell>
          <table:table-cell office:value-type="string" table:style-name="ce1">
            <text:p>Chandni</text:p>
          </table:table-cell>
          <table:table-cell office:value-type="float" office:value="8618532244" table:formula="of:=RANDBETWEEN(6000000000;9999999999)" table:style-name="ce1">
            <text:p>8618532244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15T00:00:00" table:style-name="ce2">
            <text:p>15/11/2018</text:p>
          </table:table-cell>
          <table:table-cell office:value-type="float" office:value="287" table:formula="of:=RANDBETWEEN(100;360)" table:style-name="ce1">
            <text:p>287</text:p>
          </table:table-cell>
          <table:table-cell office:value-type="float" office:value="284" table:formula="of:=RANDBETWEEN(1;500)" table:style-name="ce1">
            <text:p>2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in</text:p>
          </table:table-cell>
          <table:table-cell office:value-type="string" table:style-name="ce1">
            <text:p>Feroz</text:p>
          </table:table-cell>
          <table:table-cell office:value-type="float" office:value="7854100996" table:formula="of:=RANDBETWEEN(6000000000;9999999999)" table:style-name="ce1">
            <text:p>7854100996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1-16T00:00:00" table:style-name="ce2">
            <text:p>16/11/2018</text:p>
          </table:table-cell>
          <table:table-cell office:value-type="float" office:value="264" table:formula="of:=RANDBETWEEN(100;360)" table:style-name="ce1">
            <text:p>264</text:p>
          </table:table-cell>
          <table:table-cell office:value-type="float" office:value="25" table:formula="of:=RANDBETWEEN(1;500)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hola</text:p>
          </table:table-cell>
          <table:table-cell office:value-type="string" table:style-name="ce1">
            <text:p>Mayawati</text:p>
          </table:table-cell>
          <table:table-cell office:value-type="float" office:value="7517935996" table:formula="of:=RANDBETWEEN(6000000000;9999999999)" table:style-name="ce1">
            <text:p>7517935996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17T00:00:00" table:style-name="ce2">
            <text:p>17/11/2018</text:p>
          </table:table-cell>
          <table:table-cell office:value-type="float" office:value="159" table:formula="of:=RANDBETWEEN(100;360)" table:style-name="ce1">
            <text:p>159</text:p>
          </table:table-cell>
          <table:table-cell office:value-type="float" office:value="197" table:formula="of:=RANDBETWEEN(1;500)" table:style-name="ce1">
            <text:p>1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weta</text:p>
          </table:table-cell>
          <table:table-cell office:value-type="string" table:style-name="ce1">
            <text:p>Vivek</text:p>
          </table:table-cell>
          <table:table-cell office:value-type="float" office:value="8891276823" table:formula="of:=RANDBETWEEN(6000000000;9999999999)" table:style-name="ce1">
            <text:p>8891276823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18T00:00:00" table:style-name="ce2">
            <text:p>18/11/2018</text:p>
          </table:table-cell>
          <table:table-cell office:value-type="float" office:value="213" table:formula="of:=RANDBETWEEN(100;360)" table:style-name="ce1">
            <text:p>213</text:p>
          </table:table-cell>
          <table:table-cell office:value-type="float" office:value="475" table:formula="of:=RANDBETWEEN(1;500)" table:style-name="ce1">
            <text:p>4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pal</text:p>
          </table:table-cell>
          <table:table-cell office:value-type="string" table:style-name="ce1">
            <text:p>Ricky</text:p>
          </table:table-cell>
          <table:table-cell office:value-type="float" office:value="7775699807" table:formula="of:=RANDBETWEEN(6000000000;9999999999)" table:style-name="ce1">
            <text:p>7775699807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19T00:00:00" table:style-name="ce2">
            <text:p>19/11/2018</text:p>
          </table:table-cell>
          <table:table-cell office:value-type="float" office:value="260" table:formula="of:=RANDBETWEEN(100;360)" table:style-name="ce1">
            <text:p>260</text:p>
          </table:table-cell>
          <table:table-cell office:value-type="float" office:value="227" table:formula="of:=RANDBETWEEN(1;500)" table:style-name="ce1">
            <text:p>2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iruddh</text:p>
          </table:table-cell>
          <table:table-cell office:value-type="string" table:style-name="ce1">
            <text:p>Baalkrishan</text:p>
          </table:table-cell>
          <table:table-cell office:value-type="float" office:value="8964035269" table:formula="of:=RANDBETWEEN(6000000000;9999999999)" table:style-name="ce1">
            <text:p>8964035269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1-20T00:00:00" table:style-name="ce2">
            <text:p>20/11/2018</text:p>
          </table:table-cell>
          <table:table-cell office:value-type="float" office:value="251" table:formula="of:=RANDBETWEEN(100;360)" table:style-name="ce1">
            <text:p>251</text:p>
          </table:table-cell>
          <table:table-cell office:value-type="float" office:value="59" table:formula="of:=RANDBETWEEN(1;500)" table:style-name="ce1">
            <text:p>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kul</text:p>
          </table:table-cell>
          <table:table-cell office:value-type="string" table:style-name="ce1">
            <text:p>Avantika</text:p>
          </table:table-cell>
          <table:table-cell office:value-type="float" office:value="8698468552" table:formula="of:=RANDBETWEEN(6000000000;9999999999)" table:style-name="ce1">
            <text:p>8698468552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21T00:00:00" table:style-name="ce2">
            <text:p>21/11/2018</text:p>
          </table:table-cell>
          <table:table-cell office:value-type="float" office:value="258" table:formula="of:=RANDBETWEEN(100;360)" table:style-name="ce1">
            <text:p>258</text:p>
          </table:table-cell>
          <table:table-cell office:value-type="float" office:value="437" table:formula="of:=RANDBETWEEN(1;500)" table:style-name="ce1">
            <text:p>4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ka</text:p>
          </table:table-cell>
          <table:table-cell office:value-type="string" table:style-name="ce1">
            <text:p>Pinky</text:p>
          </table:table-cell>
          <table:table-cell office:value-type="float" office:value="7828989841" table:formula="of:=RANDBETWEEN(6000000000;9999999999)" table:style-name="ce1">
            <text:p>7828989841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22T00:00:00" table:style-name="ce2">
            <text:p>22/11/2018</text:p>
          </table:table-cell>
          <table:table-cell office:value-type="float" office:value="220" table:formula="of:=RANDBETWEEN(100;360)" table:style-name="ce1">
            <text:p>220</text:p>
          </table:table-cell>
          <table:table-cell office:value-type="float" office:value="319" table:formula="of:=RANDBETWEEN(1;500)" table:style-name="ce1">
            <text:p>3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ilam</text:p>
          </table:table-cell>
          <table:table-cell office:value-type="string" table:style-name="ce1">
            <text:p>Raj</text:p>
          </table:table-cell>
          <table:table-cell office:value-type="float" office:value="6224146303" table:formula="of:=RANDBETWEEN(6000000000;9999999999)" table:style-name="ce1">
            <text:p>6224146303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23T00:00:00" table:style-name="ce2">
            <text:p>23/11/2018</text:p>
          </table:table-cell>
          <table:table-cell office:value-type="float" office:value="310" table:formula="of:=RANDBETWEEN(100;360)" table:style-name="ce1">
            <text:p>310</text:p>
          </table:table-cell>
          <table:table-cell office:value-type="float" office:value="253" table:formula="of:=RANDBETWEEN(1;500)" table:style-name="ce1">
            <text:p>2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wahar</text:p>
          </table:table-cell>
          <table:table-cell office:value-type="string" table:style-name="ce1">
            <text:p>Akhila</text:p>
          </table:table-cell>
          <table:table-cell office:value-type="float" office:value="8744695521" table:formula="of:=RANDBETWEEN(6000000000;9999999999)" table:style-name="ce1">
            <text:p>8744695521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24T00:00:00" table:style-name="ce2">
            <text:p>24/11/2018</text:p>
          </table:table-cell>
          <table:table-cell office:value-type="float" office:value="340" table:formula="of:=RANDBETWEEN(100;360)" table:style-name="ce1">
            <text:p>340</text:p>
          </table:table-cell>
          <table:table-cell office:value-type="float" office:value="482" table:formula="of:=RANDBETWEEN(1;500)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ishana</text:p>
          </table:table-cell>
          <table:table-cell office:value-type="string" table:style-name="ce1">
            <text:p>Hina</text:p>
          </table:table-cell>
          <table:table-cell office:value-type="float" office:value="6055790686" table:formula="of:=RANDBETWEEN(6000000000;9999999999)" table:style-name="ce1">
            <text:p>6055790686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25T00:00:00" table:style-name="ce2">
            <text:p>25/11/2018</text:p>
          </table:table-cell>
          <table:table-cell office:value-type="float" office:value="103" table:formula="of:=RANDBETWEEN(100;360)" table:style-name="ce1">
            <text:p>103</text:p>
          </table:table-cell>
          <table:table-cell office:value-type="float" office:value="293" table:formula="of:=RANDBETWEEN(1;500)" table:style-name="ce1">
            <text:p>2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mela</text:p>
          </table:table-cell>
          <table:table-cell office:value-type="string" table:style-name="ce1">
            <text:p>Anand</text:p>
          </table:table-cell>
          <table:table-cell office:value-type="float" office:value="8447320794" table:formula="of:=RANDBETWEEN(6000000000;9999999999)" table:style-name="ce1">
            <text:p>8447320794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26T00:00:00" table:style-name="ce2">
            <text:p>26/11/2018</text:p>
          </table:table-cell>
          <table:table-cell office:value-type="float" office:value="124" table:formula="of:=RANDBETWEEN(100;360)" table:style-name="ce1">
            <text:p>124</text:p>
          </table:table-cell>
          <table:table-cell office:value-type="float" office:value="217" table:formula="of:=RANDBETWEEN(1;500)" table:style-name="ce1">
            <text:p>2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bas</text:p>
          </table:table-cell>
          <table:table-cell office:value-type="string" table:style-name="ce1">
            <text:p>Manjari</text:p>
          </table:table-cell>
          <table:table-cell office:value-type="float" office:value="7038769961" table:formula="of:=RANDBETWEEN(6000000000;9999999999)" table:style-name="ce1">
            <text:p>7038769961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1-27T00:00:00" table:style-name="ce2">
            <text:p>27/11/2018</text:p>
          </table:table-cell>
          <table:table-cell office:value-type="float" office:value="256" table:formula="of:=RANDBETWEEN(100;360)" table:style-name="ce1">
            <text:p>256</text:p>
          </table:table-cell>
          <table:table-cell office:value-type="float" office:value="308" table:formula="of:=RANDBETWEEN(1;500)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tika</text:p>
          </table:table-cell>
          <table:table-cell office:value-type="string" table:style-name="ce1">
            <text:p>Namita</text:p>
          </table:table-cell>
          <table:table-cell office:value-type="float" office:value="6575591955" table:formula="of:=RANDBETWEEN(6000000000;9999999999)" table:style-name="ce1">
            <text:p>6575591955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1-28T00:00:00" table:style-name="ce2">
            <text:p>28/11/2018</text:p>
          </table:table-cell>
          <table:table-cell office:value-type="float" office:value="280" table:formula="of:=RANDBETWEEN(100;360)" table:style-name="ce1">
            <text:p>280</text:p>
          </table:table-cell>
          <table:table-cell office:value-type="float" office:value="214" table:formula="of:=RANDBETWEEN(1;500)" table:style-name="ce1">
            <text:p>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urabh</text:p>
          </table:table-cell>
          <table:table-cell office:value-type="string" table:style-name="ce1">
            <text:p>Jamshed</text:p>
          </table:table-cell>
          <table:table-cell office:value-type="float" office:value="7593070474" table:formula="of:=RANDBETWEEN(6000000000;9999999999)" table:style-name="ce1">
            <text:p>7593070474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29T00:00:00" table:style-name="ce2">
            <text:p>29/11/2018</text:p>
          </table:table-cell>
          <table:table-cell office:value-type="float" office:value="106" table:formula="of:=RANDBETWEEN(100;360)" table:style-name="ce1">
            <text:p>106</text:p>
          </table:table-cell>
          <table:table-cell office:value-type="float" office:value="60" table:formula="of:=RANDBETWEEN(1;500)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ti</text:p>
          </table:table-cell>
          <table:table-cell office:value-type="string" table:style-name="ce1">
            <text:p>Mustafa</text:p>
          </table:table-cell>
          <table:table-cell office:value-type="float" office:value="8323214298" table:formula="of:=RANDBETWEEN(6000000000;9999999999)" table:style-name="ce1">
            <text:p>8323214298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1-30T00:00:00" table:style-name="ce2">
            <text:p>30/11/2018</text:p>
          </table:table-cell>
          <table:table-cell office:value-type="float" office:value="231" table:formula="of:=RANDBETWEEN(100;360)" table:style-name="ce1">
            <text:p>231</text:p>
          </table:table-cell>
          <table:table-cell office:value-type="float" office:value="294" table:formula="of:=RANDBETWEEN(1;500)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elawati</text:p>
          </table:table-cell>
          <table:table-cell office:value-type="string" table:style-name="ce1">
            <text:p>Mukti</text:p>
          </table:table-cell>
          <table:table-cell office:value-type="float" office:value="9816881365" table:formula="of:=RANDBETWEEN(6000000000;9999999999)" table:style-name="ce1">
            <text:p>9816881365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01T00:00:00" table:style-name="ce2">
            <text:p>01/12/2018</text:p>
          </table:table-cell>
          <table:table-cell office:value-type="float" office:value="343" table:formula="of:=RANDBETWEEN(100;360)" table:style-name="ce1">
            <text:p>343</text:p>
          </table:table-cell>
          <table:table-cell office:value-type="float" office:value="424" table:formula="of:=RANDBETWEEN(1;500)" table:style-name="ce1">
            <text:p>4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o</text:p>
          </table:table-cell>
          <table:table-cell office:value-type="string" table:style-name="ce1">
            <text:p>Narmada</text:p>
          </table:table-cell>
          <table:table-cell office:value-type="float" office:value="7441841524" table:formula="of:=RANDBETWEEN(6000000000;9999999999)" table:style-name="ce1">
            <text:p>7441841524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02T00:00:00" table:style-name="ce2">
            <text:p>02/12/2018</text:p>
          </table:table-cell>
          <table:table-cell office:value-type="float" office:value="313" table:formula="of:=RANDBETWEEN(100;360)" table:style-name="ce1">
            <text:p>313</text:p>
          </table:table-cell>
          <table:table-cell office:value-type="float" office:value="236" table:formula="of:=RANDBETWEEN(1;500)" table:style-name="ce1">
            <text:p>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mla</text:p>
          </table:table-cell>
          <table:table-cell office:value-type="string" table:style-name="ce1">
            <text:p>Aruna</text:p>
          </table:table-cell>
          <table:table-cell office:value-type="float" office:value="6268979209" table:formula="of:=RANDBETWEEN(6000000000;9999999999)" table:style-name="ce1">
            <text:p>6268979209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2-03T00:00:00" table:style-name="ce2">
            <text:p>03/12/2018</text:p>
          </table:table-cell>
          <table:table-cell office:value-type="float" office:value="330" table:formula="of:=RANDBETWEEN(100;360)" table:style-name="ce1">
            <text:p>330</text:p>
          </table:table-cell>
          <table:table-cell office:value-type="float" office:value="115" table:formula="of:=RANDBETWEEN(1;500)" table:style-name="ce1">
            <text:p>1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kita</text:p>
          </table:table-cell>
          <table:table-cell office:value-type="string" table:style-name="ce1">
            <text:p>Manoj</text:p>
          </table:table-cell>
          <table:table-cell office:value-type="float" office:value="8344251695" table:formula="of:=RANDBETWEEN(6000000000;9999999999)" table:style-name="ce1">
            <text:p>8344251695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04T00:00:00" table:style-name="ce2">
            <text:p>04/12/2018</text:p>
          </table:table-cell>
          <table:table-cell office:value-type="float" office:value="339" table:formula="of:=RANDBETWEEN(100;360)" table:style-name="ce1">
            <text:p>339</text:p>
          </table:table-cell>
          <table:table-cell office:value-type="float" office:value="56" table:formula="of:=RANDBETWEEN(1;500)" table:style-name="ce1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val</text:p>
          </table:table-cell>
          <table:table-cell office:value-type="string" table:style-name="ce1">
            <text:p>Ajinkya</text:p>
          </table:table-cell>
          <table:table-cell office:value-type="float" office:value="7430661678" table:formula="of:=RANDBETWEEN(6000000000;9999999999)" table:style-name="ce1">
            <text:p>7430661678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05T00:00:00" table:style-name="ce2">
            <text:p>05/12/2018</text:p>
          </table:table-cell>
          <table:table-cell office:value-type="float" office:value="341" table:formula="of:=RANDBETWEEN(100;360)" table:style-name="ce1">
            <text:p>341</text:p>
          </table:table-cell>
          <table:table-cell office:value-type="float" office:value="493" table:formula="of:=RANDBETWEEN(1;500)" table:style-name="ce1">
            <text:p>4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ter</text:p>
          </table:table-cell>
          <table:table-cell office:value-type="string" table:style-name="ce1">
            <text:p>Rajendra</text:p>
          </table:table-cell>
          <table:table-cell office:value-type="float" office:value="6540289846" table:formula="of:=RANDBETWEEN(6000000000;9999999999)" table:style-name="ce1">
            <text:p>6540289846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07T00:00:00" table:style-name="ce2">
            <text:p>07/12/2018</text:p>
          </table:table-cell>
          <table:table-cell office:value-type="float" office:value="234" table:formula="of:=RANDBETWEEN(100;360)" table:style-name="ce1">
            <text:p>234</text:p>
          </table:table-cell>
          <table:table-cell office:value-type="float" office:value="111" table:formula="of:=RANDBETWEEN(1;500)" table:style-name="ce1">
            <text:p>1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shwar</text:p>
          </table:table-cell>
          <table:table-cell office:value-type="string" table:style-name="ce1">
            <text:p>Bagwati</text:p>
          </table:table-cell>
          <table:table-cell office:value-type="float" office:value="7199848456" table:formula="of:=RANDBETWEEN(6000000000;9999999999)" table:style-name="ce1">
            <text:p>7199848456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08T00:00:00" table:style-name="ce2">
            <text:p>08/12/2018</text:p>
          </table:table-cell>
          <table:table-cell office:value-type="float" office:value="275" table:formula="of:=RANDBETWEEN(100;360)" table:style-name="ce1">
            <text:p>275</text:p>
          </table:table-cell>
          <table:table-cell office:value-type="float" office:value="412" table:formula="of:=RANDBETWEEN(1;500)" table:style-name="ce1">
            <text:p>4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pur</text:p>
          </table:table-cell>
          <table:table-cell office:value-type="string" table:style-name="ce1">
            <text:p>Taahid</text:p>
          </table:table-cell>
          <table:table-cell office:value-type="float" office:value="6633166843" table:formula="of:=RANDBETWEEN(6000000000;9999999999)" table:style-name="ce1">
            <text:p>6633166843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2-09T00:00:00" table:style-name="ce2">
            <text:p>09/12/2018</text:p>
          </table:table-cell>
          <table:table-cell office:value-type="float" office:value="280" table:formula="of:=RANDBETWEEN(100;360)" table:style-name="ce1">
            <text:p>280</text:p>
          </table:table-cell>
          <table:table-cell office:value-type="float" office:value="149" table:formula="of:=RANDBETWEEN(1;500)" table:style-name="ce1">
            <text:p>1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uja</text:p>
          </table:table-cell>
          <table:table-cell office:value-type="string" table:style-name="ce1">
            <text:p>Anshu</text:p>
          </table:table-cell>
          <table:table-cell office:value-type="float" office:value="7569728038" table:formula="of:=RANDBETWEEN(6000000000;9999999999)" table:style-name="ce1">
            <text:p>7569728038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2-10T00:00:00" table:style-name="ce2">
            <text:p>10/12/2018</text:p>
          </table:table-cell>
          <table:table-cell office:value-type="float" office:value="134" table:formula="of:=RANDBETWEEN(100;360)" table:style-name="ce1">
            <text:p>134</text:p>
          </table:table-cell>
          <table:table-cell office:value-type="float" office:value="280" table:formula="of:=RANDBETWEEN(1;500)" table:style-name="ce1">
            <text:p>2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mesh</text:p>
          </table:table-cell>
          <table:table-cell office:value-type="string" table:style-name="ce1">
            <text:p>Ganesh</text:p>
          </table:table-cell>
          <table:table-cell office:value-type="float" office:value="6714796773" table:formula="of:=RANDBETWEEN(6000000000;9999999999)" table:style-name="ce1">
            <text:p>6714796773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11T00:00:00" table:style-name="ce2">
            <text:p>11/12/2018</text:p>
          </table:table-cell>
          <table:table-cell office:value-type="float" office:value="136" table:formula="of:=RANDBETWEEN(100;360)" table:style-name="ce1">
            <text:p>136</text:p>
          </table:table-cell>
          <table:table-cell office:value-type="float" office:value="239" table:formula="of:=RANDBETWEEN(1;500)" table:style-name="ce1">
            <text:p>2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ashank</text:p>
          </table:table-cell>
          <table:table-cell office:value-type="string" table:style-name="ce1">
            <text:p>Manish</text:p>
          </table:table-cell>
          <table:table-cell office:value-type="float" office:value="8540153438" table:formula="of:=RANDBETWEEN(6000000000;9999999999)" table:style-name="ce1">
            <text:p>8540153438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12T00:00:00" table:style-name="ce2">
            <text:p>12/12/2018</text:p>
          </table:table-cell>
          <table:table-cell office:value-type="float" office:value="149" table:formula="of:=RANDBETWEEN(100;360)" table:style-name="ce1">
            <text:p>149</text:p>
          </table:table-cell>
          <table:table-cell office:value-type="float" office:value="288" table:formula="of:=RANDBETWEEN(1;500)" table:style-name="ce1">
            <text:p>2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ldev</text:p>
          </table:table-cell>
          <table:table-cell office:value-type="string" table:style-name="ce1">
            <text:p>Sameera</text:p>
          </table:table-cell>
          <table:table-cell office:value-type="float" office:value="8859827336" table:formula="of:=RANDBETWEEN(6000000000;9999999999)" table:style-name="ce1">
            <text:p>8859827336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13T00:00:00" table:style-name="ce2">
            <text:p>13/12/2018</text:p>
          </table:table-cell>
          <table:table-cell office:value-type="float" office:value="205" table:formula="of:=RANDBETWEEN(100;360)" table:style-name="ce1">
            <text:p>205</text:p>
          </table:table-cell>
          <table:table-cell office:value-type="float" office:value="135" table:formula="of:=RANDBETWEEN(1;500)" table:style-name="ce1">
            <text:p>1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eshita</text:p>
          </table:table-cell>
          <table:table-cell office:value-type="string" table:style-name="ce1">
            <text:p>Govind</text:p>
          </table:table-cell>
          <table:table-cell office:value-type="float" office:value="9164580941" table:formula="of:=RANDBETWEEN(6000000000;9999999999)" table:style-name="ce1">
            <text:p>9164580941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2-14T00:00:00" table:style-name="ce2">
            <text:p>14/12/2018</text:p>
          </table:table-cell>
          <table:table-cell office:value-type="float" office:value="218" table:formula="of:=RANDBETWEEN(100;360)" table:style-name="ce1">
            <text:p>218</text:p>
          </table:table-cell>
          <table:table-cell office:value-type="float" office:value="405" table:formula="of:=RANDBETWEEN(1;500)" table:style-name="ce1">
            <text:p>4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kshmi</text:p>
          </table:table-cell>
          <table:table-cell office:value-type="string" table:style-name="ce1">
            <text:p>Umesh</text:p>
          </table:table-cell>
          <table:table-cell office:value-type="float" office:value="6427600988" table:formula="of:=RANDBETWEEN(6000000000;9999999999)" table:style-name="ce1">
            <text:p>6427600988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15T00:00:00" table:style-name="ce2">
            <text:p>15/12/2018</text:p>
          </table:table-cell>
          <table:table-cell office:value-type="float" office:value="224" table:formula="of:=RANDBETWEEN(100;360)" table:style-name="ce1">
            <text:p>224</text:p>
          </table:table-cell>
          <table:table-cell office:value-type="float" office:value="328" table:formula="of:=RANDBETWEEN(1;500)" table:style-name="ce1">
            <text:p>3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mendra</text:p>
          </table:table-cell>
          <table:table-cell office:value-type="string" table:style-name="ce1">
            <text:p>Yasmin</text:p>
          </table:table-cell>
          <table:table-cell office:value-type="float" office:value="8381948447" table:formula="of:=RANDBETWEEN(6000000000;9999999999)" table:style-name="ce1">
            <text:p>8381948447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2-16T00:00:00" table:style-name="ce2">
            <text:p>16/12/2018</text:p>
          </table:table-cell>
          <table:table-cell office:value-type="float" office:value="226" table:formula="of:=RANDBETWEEN(100;360)" table:style-name="ce1">
            <text:p>226</text:p>
          </table:table-cell>
          <table:table-cell office:value-type="float" office:value="349" table:formula="of:=RANDBETWEEN(1;500)" table:style-name="ce1">
            <text:p>3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laji</text:p>
          </table:table-cell>
          <table:table-cell office:value-type="string" table:style-name="ce1">
            <text:p>Kabeer</text:p>
          </table:table-cell>
          <table:table-cell office:value-type="float" office:value="8470995249" table:formula="of:=RANDBETWEEN(6000000000;9999999999)" table:style-name="ce1">
            <text:p>8470995249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17T00:00:00" table:style-name="ce2">
            <text:p>17/12/2018</text:p>
          </table:table-cell>
          <table:table-cell office:value-type="float" office:value="115" table:formula="of:=RANDBETWEEN(100;360)" table:style-name="ce1">
            <text:p>115</text:p>
          </table:table-cell>
          <table:table-cell office:value-type="float" office:value="392" table:formula="of:=RANDBETWEEN(1;500)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er</text:p>
          </table:table-cell>
          <table:table-cell office:value-type="string" table:style-name="ce1">
            <text:p>Priyanka</text:p>
          </table:table-cell>
          <table:table-cell office:value-type="float" office:value="9378642364" table:formula="of:=RANDBETWEEN(6000000000;9999999999)" table:style-name="ce1">
            <text:p>9378642364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2-18T00:00:00" table:style-name="ce2">
            <text:p>18/12/2018</text:p>
          </table:table-cell>
          <table:table-cell office:value-type="float" office:value="227" table:formula="of:=RANDBETWEEN(100;360)" table:style-name="ce1">
            <text:p>227</text:p>
          </table:table-cell>
          <table:table-cell office:value-type="float" office:value="261" table:formula="of:=RANDBETWEEN(1;500)" table:style-name="ce1">
            <text:p>2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na</text:p>
          </table:table-cell>
          <table:table-cell office:value-type="string" table:style-name="ce1">
            <text:p>Payal</text:p>
          </table:table-cell>
          <table:table-cell office:value-type="float" office:value="7391285741" table:formula="of:=RANDBETWEEN(6000000000;9999999999)" table:style-name="ce1">
            <text:p>7391285741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19T00:00:00" table:style-name="ce2">
            <text:p>19/12/2018</text:p>
          </table:table-cell>
          <table:table-cell office:value-type="float" office:value="350" table:formula="of:=RANDBETWEEN(100;360)" table:style-name="ce1">
            <text:p>350</text:p>
          </table:table-cell>
          <table:table-cell office:value-type="float" office:value="356" table:formula="of:=RANDBETWEEN(1;500)" table:style-name="ce1">
            <text:p>3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abha</text:p>
          </table:table-cell>
          <table:table-cell office:value-type="string" table:style-name="ce1">
            <text:p>Pranab</text:p>
          </table:table-cell>
          <table:table-cell office:value-type="float" office:value="7981138496" table:formula="of:=RANDBETWEEN(6000000000;9999999999)" table:style-name="ce1">
            <text:p>7981138496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20T00:00:00" table:style-name="ce2">
            <text:p>20/12/2018</text:p>
          </table:table-cell>
          <table:table-cell office:value-type="float" office:value="215" table:formula="of:=RANDBETWEEN(100;360)" table:style-name="ce1">
            <text:p>215</text:p>
          </table:table-cell>
          <table:table-cell office:value-type="float" office:value="347" table:formula="of:=RANDBETWEEN(1;500)" table:style-name="ce1">
            <text:p>3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numan</text:p>
          </table:table-cell>
          <table:table-cell office:value-type="string" table:style-name="ce1">
            <text:p>Karim</text:p>
          </table:table-cell>
          <table:table-cell office:value-type="float" office:value="6467851140" table:formula="of:=RANDBETWEEN(6000000000;9999999999)" table:style-name="ce1">
            <text:p>6467851140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21T00:00:00" table:style-name="ce2">
            <text:p>21/12/2018</text:p>
          </table:table-cell>
          <table:table-cell office:value-type="float" office:value="312" table:formula="of:=RANDBETWEEN(100;360)" table:style-name="ce1">
            <text:p>312</text:p>
          </table:table-cell>
          <table:table-cell office:value-type="float" office:value="25" table:formula="of:=RANDBETWEEN(1;500)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ad</text:p>
          </table:table-cell>
          <table:table-cell office:value-type="string" table:style-name="ce1">
            <text:p>Chand</text:p>
          </table:table-cell>
          <table:table-cell office:value-type="float" office:value="7569739127" table:formula="of:=RANDBETWEEN(6000000000;9999999999)" table:style-name="ce1">
            <text:p>7569739127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22T00:00:00" table:style-name="ce2">
            <text:p>22/12/2018</text:p>
          </table:table-cell>
          <table:table-cell office:value-type="float" office:value="276" table:formula="of:=RANDBETWEEN(100;360)" table:style-name="ce1">
            <text:p>276</text:p>
          </table:table-cell>
          <table:table-cell office:value-type="float" office:value="215" table:formula="of:=RANDBETWEEN(1;500)" table:style-name="ce1">
            <text:p>2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joy</text:p>
          </table:table-cell>
          <table:table-cell office:value-type="string" table:style-name="ce1">
            <text:p>Mukti</text:p>
          </table:table-cell>
          <table:table-cell office:value-type="float" office:value="6505925399" table:formula="of:=RANDBETWEEN(6000000000;9999999999)" table:style-name="ce1">
            <text:p>6505925399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2-23T00:00:00" table:style-name="ce2">
            <text:p>23/12/2018</text:p>
          </table:table-cell>
          <table:table-cell office:value-type="float" office:value="198" table:formula="of:=RANDBETWEEN(100;360)" table:style-name="ce1">
            <text:p>198</text:p>
          </table:table-cell>
          <table:table-cell office:value-type="float" office:value="275" table:formula="of:=RANDBETWEEN(1;500)" table:style-name="ce1">
            <text:p>2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avin</text:p>
          </table:table-cell>
          <table:table-cell office:value-type="string" table:style-name="ce1">
            <text:p>Umar</text:p>
          </table:table-cell>
          <table:table-cell office:value-type="float" office:value="6778534846" table:formula="of:=RANDBETWEEN(6000000000;9999999999)" table:style-name="ce1">
            <text:p>6778534846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2-24T00:00:00" table:style-name="ce2">
            <text:p>24/12/2018</text:p>
          </table:table-cell>
          <table:table-cell office:value-type="float" office:value="117" table:formula="of:=RANDBETWEEN(100;360)" table:style-name="ce1">
            <text:p>117</text:p>
          </table:table-cell>
          <table:table-cell office:value-type="float" office:value="347" table:formula="of:=RANDBETWEEN(1;500)" table:style-name="ce1">
            <text:p>3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asoon</text:p>
          </table:table-cell>
          <table:table-cell office:value-type="string" table:style-name="ce1">
            <text:p>Habib</text:p>
          </table:table-cell>
          <table:table-cell office:value-type="float" office:value="9731258965" table:formula="of:=RANDBETWEEN(6000000000;9999999999)" table:style-name="ce1">
            <text:p>9731258965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25T00:00:00" table:style-name="ce2">
            <text:p>25/12/2018</text:p>
          </table:table-cell>
          <table:table-cell office:value-type="float" office:value="130" table:formula="of:=RANDBETWEEN(100;360)" table:style-name="ce1">
            <text:p>130</text:p>
          </table:table-cell>
          <table:table-cell office:value-type="float" office:value="204" table:formula="of:=RANDBETWEEN(1;500)" table:style-name="ce1">
            <text:p>2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ilima</text:p>
          </table:table-cell>
          <table:table-cell office:value-type="string" table:style-name="ce1">
            <text:p>Afreen</text:p>
          </table:table-cell>
          <table:table-cell office:value-type="float" office:value="7029773550" table:formula="of:=RANDBETWEEN(6000000000;9999999999)" table:style-name="ce1">
            <text:p>7029773550</text:p>
          </table:table-cell>
          <table:table-cell office:value-type="float" office:value="11" table:formula="of:=RANDBETWEEN(11;13)" table:style-name="ce1">
            <text:p>11</text:p>
          </table:table-cell>
          <table:table-cell office:value-type="date" office:date-value="2018-12-26T00:00:00" table:style-name="ce2">
            <text:p>26/12/2018</text:p>
          </table:table-cell>
          <table:table-cell office:value-type="float" office:value="321" table:formula="of:=RANDBETWEEN(100;360)" table:style-name="ce1">
            <text:p>321</text:p>
          </table:table-cell>
          <table:table-cell office:value-type="float" office:value="459" table:formula="of:=RANDBETWEEN(1;500)" table:style-name="ce1">
            <text:p>4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olika</text:p>
          </table:table-cell>
          <table:table-cell office:value-type="string" table:style-name="ce1">
            <text:p>Gowri</text:p>
          </table:table-cell>
          <table:table-cell office:value-type="float" office:value="9280386433" table:formula="of:=RANDBETWEEN(6000000000;9999999999)" table:style-name="ce1">
            <text:p>9280386433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2-27T00:00:00" table:style-name="ce2">
            <text:p>27/12/2018</text:p>
          </table:table-cell>
          <table:table-cell office:value-type="float" office:value="201" table:formula="of:=RANDBETWEEN(100;360)" table:style-name="ce1">
            <text:p>201</text:p>
          </table:table-cell>
          <table:table-cell office:value-type="float" office:value="125" table:formula="of:=RANDBETWEEN(1;500)" table:style-name="ce1">
            <text:p>1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</text:p>
          </table:table-cell>
          <table:table-cell office:value-type="string" table:style-name="ce1">
            <text:p>Bishnu</text:p>
          </table:table-cell>
          <table:table-cell office:value-type="float" office:value="7291395618" table:formula="of:=RANDBETWEEN(6000000000;9999999999)" table:style-name="ce1">
            <text:p>7291395618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2-28T00:00:00" table:style-name="ce2">
            <text:p>28/12/2018</text:p>
          </table:table-cell>
          <table:table-cell office:value-type="float" office:value="232" table:formula="of:=RANDBETWEEN(100;360)" table:style-name="ce1">
            <text:p>232</text:p>
          </table:table-cell>
          <table:table-cell office:value-type="float" office:value="343" table:formula="of:=RANDBETWEEN(1;500)" table:style-name="ce1">
            <text:p>3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tan</text:p>
          </table:table-cell>
          <table:table-cell office:value-type="string" table:style-name="ce1">
            <text:p>Parveen</text:p>
          </table:table-cell>
          <table:table-cell office:value-type="float" office:value="7511812006" table:formula="of:=RANDBETWEEN(6000000000;9999999999)" table:style-name="ce1">
            <text:p>7511812006</text:p>
          </table:table-cell>
          <table:table-cell office:value-type="float" office:value="12" table:formula="of:=RANDBETWEEN(11;13)" table:style-name="ce1">
            <text:p>12</text:p>
          </table:table-cell>
          <table:table-cell office:value-type="date" office:date-value="2018-12-29T00:00:00" table:style-name="ce2">
            <text:p>29/12/2018</text:p>
          </table:table-cell>
          <table:table-cell office:value-type="float" office:value="186" table:formula="of:=RANDBETWEEN(100;360)" table:style-name="ce1">
            <text:p>186</text:p>
          </table:table-cell>
          <table:table-cell office:value-type="float" office:value="357" table:formula="of:=RANDBETWEEN(1;500)" table:style-name="ce1">
            <text:p>3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riya</text:p>
          </table:table-cell>
          <table:table-cell office:value-type="string" table:style-name="ce1">
            <text:p>Tianna Au</text:p>
          </table:table-cell>
          <table:table-cell office:value-type="float" office:value="9925074906" table:formula="of:=RANDBETWEEN(6000000000;9999999999)" table:style-name="ce1">
            <text:p>9925074906</text:p>
          </table:table-cell>
          <table:table-cell office:value-type="float" office:value="13" table:formula="of:=RANDBETWEEN(11;13)" table:style-name="ce1">
            <text:p>13</text:p>
          </table:table-cell>
          <table:table-cell office:value-type="date" office:date-value="2018-12-30T00:00:00" table:style-name="ce2">
            <text:p>30/12/2018</text:p>
          </table:table-cell>
          <table:table-cell office:value-type="float" office:value="124" table:formula="of:=RANDBETWEEN(100;360)" table:style-name="ce1">
            <text:p>124</text:p>
          </table:table-cell>
          <table:table-cell office:value-type="float" office:value="359" table:formula="of:=RANDBETWEEN(1;500)" table:style-name="ce1">
            <text:p>359</text:p>
          </table:table-cell>
          <table:table-cell table:number-columns-repeated="16377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enovo</meta:initial-creator>
    <dc:creator>lenovo</dc:creator>
    <meta:creation-date>2019-08-21T18:48:53Z</meta:creation-date>
    <dc:date>2019-08-23T21:33:31Z</dc:date>
  </office:meta>
</office:document-meta>
</file>